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</text:p>
      <text:p text:style-name="P1"/>
      <text:p text:style-name="P1">Opening</text:p>
      <text:p text:style-name="P2"/>
      <text:p text:style-name="P2">Groep voorstellen</text:p>
      <text:p text:style-name="P2">Onderwerpen behandelen: Wat zijn design patterns met historie</text:p>
      <text:p text:style-name="P2">Waarom design patterns</text:p>
      <text:p text:style-name="P2">Design pattern catagorieen</text:p>
      <text:p text:style-name="P2">Design patterns in actie: State pattern met demo</text:p>
      <text:p text:style-name="P1"/>
      <text:p text:style-name="P1">Wat zijn design patterns?</text:p>
      <text:p text:style-name="Standard"/>
      <text:p text:style-name="Standard">In essentie zijn design patterns voorbedachte oplossingen voor veel voorkomende problemen.</text:p>
      <text:p text:style-name="Standard">Design patterns zijn bewezen en geteste oplossingen.</text:p>
      <text:p text:style-name="Standard">Design patterns zijn er voor verschillende industrieen, niet alleen voor software.</text:p>
      <text:p text:style-name="Standard"/>
      <text:p text:style-name="Standard"><text:tab/>Historie</text:p>
      <text:p text:style-name="Standard"/>
      <text:p text:style-name="Standard">Het idee van design patterns is afkomstig van de architect Christopher Alexander.</text:p>
      <text:p text:style-name="Standard">Boek gepubliceerd over architectuur en stedelijke planning met problemen en oplossingen in de vorm van patterns, een soort van best practices.</text:p>
      <text:p text:style-name="Standard"/>
      <text:p text:style-name="Standard"><text:tab/>Software design patterns</text:p>
      <text:p text:style-name="Standard"/>
      <text:p text:style-name="Standard">The gang of four heeft in 1994 een boek gepubliceerd genaamd Design Patterns: Elements of Reusable Object-Oriented Software.</text:p>
      <text:p text:style-name="Standard">23 patterns beschreven met verschillende problemen en oplossingen in de vorm van patterns.</text:p>
      <text:p text:style-name="Standard">Software design patterns zijn geteste en bewezen oplossingen.</text:p>
      <text:p text:style-name="Standard">Design patterns versnellen ontwikkeltijd doordat het wiel niet opnieuw hoeft te worden uitgevonden.</text:p>
      <text:p text:style-name="Standard">De catagorieen zijn: Creational, Structural en Behavioral.</text:p>
      <text:p text:style-name="Standard">Er zijn tal van boeken geschreven over dit onderwerp. Wij richten ons op de de 23 patterns en 3 catagorieen uit het boek Design Patterns.</text:p>
      <text:p text:style-name="Standard"/>
      <text:p text:style-name="P1">Waarom worden design patterns gebruikt?</text:p>
      <text:p text:style-name="Standard"/>
      <text:p text:style-name="Standard">Design patterns helpen veel voorkomende problemen op te lossen.</text:p>
      <text:p text:style-name="Standard">Design patterns hebben zich bewezen in de praktijk.</text:p>
      <text:p text:style-name="Standard">Design patterns zijn getest, wat mogelijke onvoorziene problemen tijdens ontwikkeling kan voorkomen.</text:p>
      <text:p text:style-name="Standard">Design patterns zijn efficient in het gebruik van resources, denk bijvoorbeeld aan Flyweight.</text:p>
      <text:p text:style-name="Standard">Ontwikkeltijd wordt minder lang doordat je zelf niet hoeft te bedenken hoe een probleem het beste opgelost kan worden.</text:p>
      <text:p text:style-name="Standard">Onderhoud van de code wordt makkelijker omdat veel software engineers bekend zijn met deze patterns en dus sneller overzicht krijgen en houden over de te onderhouden code.</text:p>
      <text:p text:style-name="Standard"/>
      <text:p text:style-name="Standard">Design patterns ondervangen tekortkomingen in programmeertalen. Er zijn programmeertalen, bijvoorbeeld Lisp of Dylan, die veel design patterns overbodig maken.</text:p>
      <text:p text:style-name="Standard">Verkeerd gebruik van deisgn patterns kan code onnodig ingewikkeld maken, denk dus goed na voordat je design patterns gebruikt.</text:p>
      <text:p text:style-name="Standard"/>
      <text:p text:style-name="Standard"/>
      <text:p text:style-name="P3">BART</text:p>
      <text:p text:style-name="P1">Design Pattern catagorieen</text:p>
      <text:p text:style-name="Standard"/>
      <text:p text:style-name="Standard"><text:tab/>Creational</text:p>
      <text:p text:style-name="Standard"/>
      <text:p text:style-name="Standard">Creational design patterns zijn bedoeld om een systeem te scheiden van de manier waarop ojbecten worden gemaakt en samengesteld.</text:p>
      <text:p text:style-name="Standard">De meeste creational patterns hebben een creator die de object interface declareert en het object returned en een ConcreteCreator die de objects interface implementeert.</text:p>
      <text:p text:style-name="Standard">Voorbeelden van creational patterns zijn: Builder, Factory method, Singleton, Prototype en Abstract factory.</text:p>
      <text:p text:style-name="Standard"/>
      <text:p text:style-name="Standard"><text:tab/>Structural</text:p>
      <text:p text:style-name="Standard"/>
      <text:p text:style-name="Standard">Structural patterns zijn bedoeld om relaties tussen entiteiten te vergemakkelijken.</text:p>
      <text:p text:style-name="Standard">Structural patterns maken het mogelijk om objecten en klassen in grotere structuren te verwerken en deze toch efficient en flexibel te houden.</text:p>
      <text:p text:style-name="Standard">Voorbeelden van Structural patterns zijn: Adapter, Bridge, Composite, Decorator, Facade, Flyweight en Proxy.</text:p>
      <text:p text:style-name="Standard"/>
      <text:p text:style-name="Standard"><text:tab/>Behavioral</text:p>
      <text:p text:style-name="Standard"/>
      <text:p text:style-name="Standard">Behavioral design patterns zijn bedoeld om veel voorkomende communicatie patronen tussen objecten te identificeren en realizeren. Het gebruik van deze patterns bevordert flexibiliteit.</text:p>
      <text:p text:style-name="Standard">Voorbeelden van Behavioral patterns zijn: Chain of responsibility, Command, Iterator, Mediator, Memento, Observer, State, Strategy, Template en Visitor.</text:p>
      <text:p text:style-name="Standard">Wij gaan vandaag dieper in op het State pattern.</text:p>
      <text:p text:style-name="Standard"/>
      <text:p text:style-name="Standard"/>
      <text:p text:style-name="Standard"/>
      <text:p text:style-name="Standard"/>
      <text:p text:style-name="P1">Design patterns in Actie</text:p>
      <text:p text:style-name="Standard"/>
      <text:p text:style-name="Standard"><text:tab/>State pattern</text:p>
      <text:p text:style-name="Standard"/>
      <text:p text:style-name="Standard">Laat objecten van gedrag veranderen wanneer de interne staat van het object verandert.</text:p>
      <text:p text:style-name="Standard">Bijvoorbeeld: een printer staat uit en kan dus niet gebruikt worden. Wanneer hij aan staat <text:s/>verandert het gedrag en kan er geprint worden.</text:p>
      <text:p text:style-name="Standard"/>
      <text:p text:style-name="Standard">State pattern lijkt in sommige aspecten op het Strategy pattern maar er zijn verschillen:</text:p>
      <text:p text:style-name="Standard">Bij het state pattern wordt gedragkeuze vooraf gemaakt. Iedere state heeft een vastgesteld gedrag.</text:p>
      <text:p text:style-name="Standard">Bij strategy wordt het gedrag aangepast vlak voordat de code wordt uitgevoerd.</text:p>
      <text:p text:style-name="Standard"/>
      <text:p text:style-name="P1">LLOYD</text:p>
      <text:p text:style-name="Standard">Dem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31T12:00:59.14</meta:creation-date>
    <dc:date>2020-05-31T14:42:23.86</dc:date>
    <meta:editing-duration>PT2H41M24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53" meta:word-count="553" meta:character-count="3900"/>
  </office:meta>
</office:document-meta>
</file>